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öhne Mono" svg:font-family="'Söhne Mono', Monaco, 'Andale Mono', 'Ubuntu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Preformatted_20_Text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Preformatted_20_Text">
      <style:paragraph-properties fo:margin-top="0in" fo:margin-bottom="0.1965in" fo:padding="0.0193in" fo:border="0.0008in solid #d9d9e3"/>
    </style:style>
    <style:style style:name="P5" style:family="paragraph" style:parent-style-name="Preformatted_20_Text" style:list-style-name="L39">
      <style:paragraph-properties fo:margin-top="0in" fo:margin-bottom="0.1965in" fo:padding="0.0193in" fo:border="0.0008in solid #d9d9e3"/>
    </style:style>
    <style:style style:name="P6" style:family="paragraph" style:parent-style-name="Preformatted_20_Text" style:list-style-name="L39">
      <style:paragraph-properties fo:padding="0.0193in" fo:border="0.0008in solid #d9d9e3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Text_20_body" style:list-style-name="L6">
      <style:paragraph-properties fo:padding="0.0193in" fo:border="0.0008in solid #d9d9e3"/>
    </style:style>
    <style:style style:name="P15" style:family="paragraph" style:parent-style-name="Text_20_body" style:list-style-name="L7">
      <style:paragraph-properties fo:padding="0.0193in" fo:border="0.0008in solid #d9d9e3"/>
    </style:style>
    <style:style style:name="P16" style:family="paragraph" style:parent-style-name="Text_20_body" style:list-style-name="L8">
      <style:paragraph-properties fo:padding="0.0193in" fo:border="0.0008in solid #d9d9e3"/>
    </style:style>
    <style:style style:name="P17" style:family="paragraph" style:parent-style-name="Text_20_body" style:list-style-name="L9">
      <style:paragraph-properties fo:padding="0.0193in" fo:border="0.0008in solid #d9d9e3"/>
    </style:style>
    <style:style style:name="P18" style:family="paragraph" style:parent-style-name="Text_20_body" style:list-style-name="L10">
      <style:paragraph-properties fo:padding="0.0193in" fo:border="0.0008in solid #d9d9e3"/>
    </style:style>
    <style:style style:name="P19" style:family="paragraph" style:parent-style-name="Text_20_body" style:list-style-name="L11">
      <style:paragraph-properties fo:padding="0.0193in" fo:border="0.0008in solid #d9d9e3"/>
    </style:style>
    <style:style style:name="P20" style:family="paragraph" style:parent-style-name="Text_20_body" style:list-style-name="L12">
      <style:paragraph-properties fo:padding="0.0193in" fo:border="0.0008in solid #d9d9e3"/>
    </style:style>
    <style:style style:name="P21" style:family="paragraph" style:parent-style-name="Text_20_body" style:list-style-name="L13">
      <style:paragraph-properties fo:padding="0.0193in" fo:border="0.0008in solid #d9d9e3"/>
    </style:style>
    <style:style style:name="P22" style:family="paragraph" style:parent-style-name="Text_20_body" style:list-style-name="L14">
      <style:paragraph-properties fo:padding="0.0193in" fo:border="0.0008in solid #d9d9e3"/>
    </style:style>
    <style:style style:name="P23" style:family="paragraph" style:parent-style-name="Text_20_body" style:list-style-name="L15">
      <style:paragraph-properties fo:padding="0.0193in" fo:border="0.0008in solid #d9d9e3"/>
    </style:style>
    <style:style style:name="P24" style:family="paragraph" style:parent-style-name="Text_20_body" style:list-style-name="L16">
      <style:paragraph-properties fo:padding="0.0193in" fo:border="0.0008in solid #d9d9e3"/>
    </style:style>
    <style:style style:name="P25" style:family="paragraph" style:parent-style-name="Text_20_body" style:list-style-name="L17">
      <style:paragraph-properties fo:padding="0.0193in" fo:border="0.0008in solid #d9d9e3"/>
    </style:style>
    <style:style style:name="P26" style:family="paragraph" style:parent-style-name="Text_20_body" style:list-style-name="L18">
      <style:paragraph-properties fo:padding="0.0193in" fo:border="0.0008in solid #d9d9e3"/>
    </style:style>
    <style:style style:name="P27" style:family="paragraph" style:parent-style-name="Text_20_body" style:list-style-name="L19">
      <style:paragraph-properties fo:padding="0.0193in" fo:border="0.0008in solid #d9d9e3"/>
    </style:style>
    <style:style style:name="P28" style:family="paragraph" style:parent-style-name="Text_20_body" style:list-style-name="L20">
      <style:paragraph-properties fo:padding="0.0193in" fo:border="0.0008in solid #d9d9e3"/>
    </style:style>
    <style:style style:name="P29" style:family="paragraph" style:parent-style-name="Text_20_body" style:list-style-name="L21">
      <style:paragraph-properties fo:padding="0.0193in" fo:border="0.0008in solid #d9d9e3"/>
    </style:style>
    <style:style style:name="P30" style:family="paragraph" style:parent-style-name="Text_20_body" style:list-style-name="L22">
      <style:paragraph-properties fo:padding="0.0193in" fo:border="0.0008in solid #d9d9e3"/>
    </style:style>
    <style:style style:name="P31" style:family="paragraph" style:parent-style-name="Text_20_body" style:list-style-name="L23">
      <style:paragraph-properties fo:padding="0.0193in" fo:border="0.0008in solid #d9d9e3"/>
    </style:style>
    <style:style style:name="P32" style:family="paragraph" style:parent-style-name="Text_20_body" style:list-style-name="L24">
      <style:paragraph-properties fo:padding="0.0193in" fo:border="0.0008in solid #d9d9e3"/>
    </style:style>
    <style:style style:name="P33" style:family="paragraph" style:parent-style-name="Text_20_body" style:list-style-name="L25">
      <style:paragraph-properties fo:padding="0.0193in" fo:border="0.0008in solid #d9d9e3"/>
    </style:style>
    <style:style style:name="P34" style:family="paragraph" style:parent-style-name="Text_20_body" style:list-style-name="L26">
      <style:paragraph-properties fo:padding="0.0193in" fo:border="0.0008in solid #d9d9e3"/>
    </style:style>
    <style:style style:name="P35" style:family="paragraph" style:parent-style-name="Text_20_body" style:list-style-name="L27">
      <style:paragraph-properties fo:padding="0.0193in" fo:border="0.0008in solid #d9d9e3"/>
    </style:style>
    <style:style style:name="P36" style:family="paragraph" style:parent-style-name="Text_20_body" style:list-style-name="L28">
      <style:paragraph-properties fo:padding="0.0193in" fo:border="0.0008in solid #d9d9e3"/>
    </style:style>
    <style:style style:name="P37" style:family="paragraph" style:parent-style-name="Text_20_body" style:list-style-name="L29">
      <style:paragraph-properties fo:padding="0.0193in" fo:border="0.0008in solid #d9d9e3"/>
    </style:style>
    <style:style style:name="P38" style:family="paragraph" style:parent-style-name="Text_20_body" style:list-style-name="L30">
      <style:paragraph-properties fo:padding="0.0193in" fo:border="0.0008in solid #d9d9e3"/>
    </style:style>
    <style:style style:name="P39" style:family="paragraph" style:parent-style-name="Text_20_body" style:list-style-name="L31">
      <style:paragraph-properties fo:padding="0.0193in" fo:border="0.0008in solid #d9d9e3"/>
    </style:style>
    <style:style style:name="P40" style:family="paragraph" style:parent-style-name="Text_20_body" style:list-style-name="L32">
      <style:paragraph-properties fo:padding="0.0193in" fo:border="0.0008in solid #d9d9e3"/>
    </style:style>
    <style:style style:name="P41" style:family="paragraph" style:parent-style-name="Text_20_body" style:list-style-name="L33">
      <style:paragraph-properties fo:padding="0.0193in" fo:border="0.0008in solid #d9d9e3"/>
    </style:style>
    <style:style style:name="P42" style:family="paragraph" style:parent-style-name="Text_20_body" style:list-style-name="L34">
      <style:paragraph-properties fo:padding="0.0193in" fo:border="0.0008in solid #d9d9e3"/>
    </style:style>
    <style:style style:name="P43" style:family="paragraph" style:parent-style-name="Text_20_body" style:list-style-name="L35">
      <style:paragraph-properties fo:padding="0.0193in" fo:border="0.0008in solid #d9d9e3"/>
    </style:style>
    <style:style style:name="P44" style:family="paragraph" style:parent-style-name="Text_20_body" style:list-style-name="L36">
      <style:paragraph-properties fo:padding="0.0193in" fo:border="0.0008in solid #d9d9e3"/>
    </style:style>
    <style:style style:name="P45" style:family="paragraph" style:parent-style-name="Text_20_body" style:list-style-name="L37">
      <style:paragraph-properties fo:padding="0.0193in" fo:border="0.0008in solid #d9d9e3"/>
    </style:style>
    <style:style style:name="P46" style:family="paragraph" style:parent-style-name="Text_20_body" style:list-style-name="L38">
      <style:paragraph-properties fo:padding="0.0193in" fo:border="0.0008in solid #d9d9e3"/>
    </style:style>
    <style:style style:name="P47" style:family="paragraph" style:parent-style-name="Text_20_body" style:list-style-name="L39">
      <style:paragraph-properties fo:padding="0.0193in" fo:border="0.0008in solid #d9d9e3"/>
    </style:style>
    <style:style style:name="P48" style:family="paragraph" style:parent-style-name="Text_20_body" style:list-style-name="L37">
      <style:paragraph-properties fo:margin-top="0in" fo:margin-bottom="0in" fo:padding="0.0193in" fo:border="0.0008in solid #d9d9e3"/>
    </style:style>
    <style:style style:name="P49" style:family="paragraph" style:parent-style-name="Text_20_body" style:list-style-name="L38">
      <style:paragraph-properties fo:margin-top="0in" fo:margin-bottom="0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line-break/>Что такое массив?</text:span></text:p>
      <text:list xml:id="list7057494764231269918" text:style-name="L1">
        <text:list-item>
          <text:p text:style-name="P9"><text:span text:style-name="Strong_20_Emphasis">Ответ:</text:span> Массив - это упорядоченная коллекция элементов, каждому из которых присвоен индекс или ключ.</text:p>
        </text:list-item>
      </text:list>
      <text:p text:style-name="P1"><text:span text:style-name="Strong_20_Emphasis">Какие методы массивов вы знаете?</text:span></text:p>
      <text:list xml:id="list8166169508639477460" text:style-name="L2">
        <text:list-item>
          <text:p text:style-name="P10"><text:span text:style-name="Strong_20_Emphasis">Ответ:</text:span> Например, методы <text:span text:style-name="Source_20_Text">push</text:span>, <text:span text:style-name="Source_20_Text">pop</text:span>, <text:span text:style-name="Source_20_Text">shift</text:span>, <text:span text:style-name="Source_20_Text">unshift</text:span>, <text:span text:style-name="Source_20_Text">splice</text:span>, <text:span text:style-name="Source_20_Text">slice</text:span>, <text:span text:style-name="Source_20_Text">concat</text:span>, <text:span text:style-name="Source_20_Text">indexOf</text:span>, <text:span text:style-name="Source_20_Text">forEach</text:span>, <text:span text:style-name="Source_20_Text">map</text:span>, <text:span text:style-name="Source_20_Text">filter</text:span>, <text:span text:style-name="Source_20_Text">reduce</text:span>, <text:span text:style-name="Source_20_Text">sort</text:span> и многие другие.</text:p>
        </text:list-item>
      </text:list>
      <text:p text:style-name="P1"><text:span text:style-name="Strong_20_Emphasis">Что вернет </text:span><text:span text:style-name="Strong_20_Emphasis"><text:span text:style-name="Source_20_Text">const a = [1, 2]; console.log(typeof a)</text:span></text:span><text:span text:style-name="Strong_20_Emphasis">?</text:span></text:p>
      <text:list xml:id="list6661786678808283535" text:style-name="L3">
        <text:list-item>
          <text:p text:style-name="P11"><text:span text:style-name="Strong_20_Emphasis">Ответ:</text:span> Тип данных переменной <text:span text:style-name="Source_20_Text">a</text:span> будет "object".</text:p>
        </text:list-item>
      </text:list>
      <text:p text:style-name="P1"><text:span text:style-name="Strong_20_Emphasis">Напишите цикл </text:span><text:span text:style-name="Strong_20_Emphasis"><text:span text:style-name="Source_20_Text">for</text:span></text:span><text:span text:style-name="Strong_20_Emphasis"> для массивов:</text:span></text:p>
      <text:p text:style-name="P2">javascriptCopy code</text:p>
      <text:p text:style-name="P2"><text:span text:style-name="Source_20_Text">for (let i = 0; i &lt; array.length; i++) {</text:span></text:p>
      <text:p text:style-name="P2"><text:span text:style-name="Source_20_Text"><text:s text:c="4"/>// код, работающий с array[i]</text:span></text:p>
      <text:p text:style-name="P4"><text:span text:style-name="Source_20_Text">}</text:span></text:p>
      <text:p text:style-name="P1"><text:span text:style-name="Strong_20_Emphasis">Напиши цикл </text:span><text:span text:style-name="Strong_20_Emphasis"><text:span text:style-name="Source_20_Text">for of</text:span></text:span><text:span text:style-name="Strong_20_Emphasis"> для массивов:</text:span></text:p>
      <text:p text:style-name="P2">javascriptCopy code</text:p>
      <text:p text:style-name="P2"><text:span text:style-name="Source_20_Text">for (const element of array) {</text:span></text:p>
      <text:p text:style-name="P2"><text:span text:style-name="Source_20_Text"><text:s text:c="4"/>// код, работающий с element</text:span></text:p>
      <text:p text:style-name="P4"><text:span text:style-name="Source_20_Text">}</text:span></text:p>
      <text:p text:style-name="P1"><text:span text:style-name="Strong_20_Emphasis">Напишите цикл, который увеличивает каждое число в массиве на 2:</text:span></text:p>
      <text:p text:style-name="P2">javascriptCopy code</text:p>
      <text:p text:style-name="P2"><text:span text:style-name="Source_20_Text">for (let i = 0; i &lt; array.length; i++) {</text:span></text:p>
      <text:p text:style-name="P2"><text:span text:style-name="Source_20_Text"><text:s text:c="4"/>array[i] += 2;</text:span></text:p>
      <text:p text:style-name="P4"><text:span text:style-name="Source_20_Text">}</text:span></text:p>
      <text:p text:style-name="P1"><text:span text:style-name="Strong_20_Emphasis">Напишите цикл, который идет задом наперед:</text:span></text:p>
      <text:p text:style-name="P2">javascriptCopy code</text:p>
      <text:p text:style-name="P2"><text:span text:style-name="Source_20_Text">for (let i = array.length - 1; i &gt;= 0; i--) {</text:span></text:p>
      <text:p text:style-name="P2"><text:span text:style-name="Source_20_Text"><text:s text:c="4"/>// код, работающий с array[i]</text:span></text:p>
      <text:p text:style-name="P4"><text:span text:style-name="Source_20_Text">}</text:span></text:p>
      <text:p text:style-name="P1"><text:span text:style-name="Strong_20_Emphasis">Напишите цикл с шагом два:</text:span></text:p>
      <text:p text:style-name="P2">javascriptCopy code</text:p>
      <text:p text:style-name="P2"><text:span text:style-name="Source_20_Text">for (let i = 0; i &lt; array.length; i += 2) {</text:span></text:p>
      <text:p text:style-name="P2"><text:span text:style-name="Source_20_Text"><text:s text:c="4"/>// код, работающий с array[i]</text:span></text:p>
      <text:p text:style-name="P4"><text:span text:style-name="Source_20_Text">}</text:span></text:p>
      <text:p text:style-name="P1"><text:span text:style-name="Strong_20_Emphasis">Напишите цикл, который выводит только положительные числа:</text:span></text:p>
      <text:p text:style-name="P2">javascriptCopy code</text:p>
      <text:p text:style-name="P2"><text:span text:style-name="Source_20_Text">for (const num of array) {</text:span></text:p>
      <text:p text:style-name="P2"><text:span text:style-name="Source_20_Text"><text:s text:c="4"/>if (num &gt; 0) {</text:span></text:p>
      <text:p text:style-name="P2"><text:span text:style-name="Source_20_Text"><text:s text:c="8"/>console.log(num);</text:span></text:p>
      <text:p text:style-name="P2"><text:span text:style-name="Source_20_Text"><text:s text:c="4"/>}</text:span></text:p>
      <text:p text:style-name="P4"><text:span text:style-name="Source_20_Text">}</text:span></text:p>
      <text:p text:style-name="P1"><text:span text:style-name="Strong_20_Emphasis">С какого индекса начинается массив?</text:span></text:p>
      <text:list xml:id="list5036955340304295392" text:style-name="L4">
        <text:list-item>
          <text:p text:style-name="P12"><text:span text:style-name="Strong_20_Emphasis">Ответ:</text:span> Индексация массива начинается с 0.</text:p>
        </text:list-item>
      </text:list>
      <text:p text:style-name="P1"><text:soft-page-break/><text:span text:style-name="Strong_20_Emphasis">Как обратиться к первому элементу массива?</text:span></text:p>
      <text:list xml:id="list4432904415441688633" text:style-name="L5">
        <text:list-item>
          <text:p text:style-name="P13"><text:span text:style-name="Strong_20_Emphasis">Ответ:</text:span> <text:span text:style-name="Source_20_Text">array[0]</text:span> позволяет обратиться к первому элементу массива.</text:p>
        </text:list-item>
      </text:list>
      <text:p text:style-name="P1"><text:span text:style-name="Strong_20_Emphasis">Что выведет </text:span><text:span text:style-name="Strong_20_Emphasis"><text:span text:style-name="Source_20_Text">const a = [1, 1]; const b = [1, 1]; console.log(a === b)</text:span></text:span><text:span text:style-name="Strong_20_Emphasis">?</text:span></text:p>
      <text:list xml:id="list1451653382236375565" text:style-name="L6">
        <text:list-item>
          <text:p text:style-name="P14"><text:span text:style-name="Strong_20_Emphasis">Ответ:</text:span> <text:span text:style-name="Source_20_Text">false</text:span>, так как массивы <text:span text:style-name="Source_20_Text">a</text:span> и <text:span text:style-name="Source_20_Text">b</text:span> сравниваются по ссылкам, и они указывают на разные объекты в памяти.</text:p>
        </text:list-item>
      </text:list>
      <text:p text:style-name="P1"><text:span text:style-name="Strong_20_Emphasis">Как можно деструктурировать массив?</text:span></text:p>
      <text:list xml:id="list4485229432166066127" text:style-name="L7">
        <text:list-item>
          <text:p text:style-name="P15"><text:span text:style-name="Strong_20_Emphasis">Ответ:</text:span> <text:span text:style-name="Source_20_Text">[firstElement, secondElement, ...rest] = array;</text:span></text:p>
        </text:list-item>
      </text:list>
      <text:p text:style-name="P1"><text:span text:style-name="Strong_20_Emphasis">Результат </text:span><text:span text:style-name="Strong_20_Emphasis"><text:span text:style-name="Source_20_Text">const arr = ['A', 'N', 'U']; arr[10] = 10; console.log(arr.length);</text:span></text:span></text:p>
      <text:list xml:id="list5141988646737254123" text:style-name="L8">
        <text:list-item>
          <text:p text:style-name="P16"><text:span text:style-name="Strong_20_Emphasis">Ответ:</text:span> <text:span text:style-name="Source_20_Text">11</text:span>, так как массив имеет длину, равную индексу последнего элемента плюс 1.</text:p>
        </text:list-item>
      </text:list>
      <text:p text:style-name="P1"><text:span text:style-name="Strong_20_Emphasis">Результат </text:span><text:span text:style-name="Strong_20_Emphasis"><text:span text:style-name="Source_20_Text">let array = [1, 2, 3, 4, 5]; array.length = 0; console.log(array)</text:span></text:span></text:p>
      <text:list xml:id="list3332006398522000049" text:style-name="L9">
        <text:list-item>
          <text:p text:style-name="P17"><text:span text:style-name="Strong_20_Emphasis">Ответ:</text:span> <text:span text:style-name="Source_20_Text">[]</text:span>, так как установка длины массива в 0 приводит к его очистке.</text:p>
        </text:list-item>
      </text:list>
      <text:h text:style-name="P3" text:outline-level="3">Методы массивов</text:h>
      <text:p text:style-name="P1"><text:span text:style-name="Strong_20_Emphasis">Какие методы изменяют исходный массив?</text:span></text:p>
      <text:list xml:id="list4460012657154855774" text:style-name="L10">
        <text:list-item>
          <text:p text:style-name="P18"><text:span text:style-name="Strong_20_Emphasis">Ответ:</text:span> Например, <text:span text:style-name="Source_20_Text">push</text:span>, <text:span text:style-name="Source_20_Text">pop</text:span>, <text:span text:style-name="Source_20_Text">shift</text:span>, <text:span text:style-name="Source_20_Text">unshift</text:span>, <text:span text:style-name="Source_20_Text">splice</text:span>, <text:span text:style-name="Source_20_Text">reverse</text:span>, <text:span text:style-name="Source_20_Text">sort</text:span>.</text:p>
        </text:list-item>
      </text:list>
      <text:p text:style-name="P1"><text:span text:style-name="Strong_20_Emphasis">Какие методы возвращают новый массив?</text:span></text:p>
      <text:list xml:id="list3779694320371531275" text:style-name="L11">
        <text:list-item>
          <text:p text:style-name="P19"><text:span text:style-name="Strong_20_Emphasis">Ответ:</text:span> Например, <text:span text:style-name="Source_20_Text">concat</text:span>, <text:span text:style-name="Source_20_Text">slice</text:span>, <text:span text:style-name="Source_20_Text">map</text:span>, <text:span text:style-name="Source_20_Text">filter</text:span>, <text:span text:style-name="Source_20_Text">reduce</text:span>.</text:p>
        </text:list-item>
      </text:list>
      <text:p text:style-name="P1"><text:span text:style-name="Strong_20_Emphasis">Что возвращает метод </text:span><text:span text:style-name="Strong_20_Emphasis"><text:span text:style-name="Source_20_Text">forEach</text:span></text:span><text:span text:style-name="Strong_20_Emphasis">?</text:span></text:p>
      <text:list xml:id="list8387899837470005020" text:style-name="L12">
        <text:list-item>
          <text:p text:style-name="P20"><text:span text:style-name="Strong_20_Emphasis">Ответ:</text:span> Метод <text:span text:style-name="Source_20_Text">forEach</text:span> возвращает <text:span text:style-name="Source_20_Text">undefined</text:span>.</text:p>
        </text:list-item>
      </text:list>
      <text:p text:style-name="P1"><text:span text:style-name="Strong_20_Emphasis">Различие </text:span><text:span text:style-name="Strong_20_Emphasis"><text:span text:style-name="Source_20_Text">map</text:span></text:span><text:span text:style-name="Strong_20_Emphasis"> и </text:span><text:span text:style-name="Strong_20_Emphasis"><text:span text:style-name="Source_20_Text">forEach</text:span></text:span><text:span text:style-name="Strong_20_Emphasis">?</text:span></text:p>
      <text:list xml:id="list7580568464485936240" text:style-name="L13">
        <text:list-item>
          <text:p text:style-name="P21"><text:span text:style-name="Strong_20_Emphasis">Ответ:</text:span> <text:span text:style-name="Source_20_Text">map</text:span> возвращает новый массив, содержащий результат вызова предоставленной функции для каждого элемента, в то время как <text:span text:style-name="Source_20_Text">forEach</text:span> просто выполняет предоставленную функцию для каждого элемента.</text:p>
        </text:list-item>
      </text:list>
      <text:p text:style-name="P1"><text:span text:style-name="Strong_20_Emphasis">Какой метод удаляет последний элемент из массива?</text:span></text:p>
      <text:list xml:id="list72915316795348997" text:style-name="L14">
        <text:list-item>
          <text:p text:style-name="P22"><text:span text:style-name="Strong_20_Emphasis">Ответ:</text:span> Метод <text:span text:style-name="Source_20_Text">pop()</text:span> удаляет последний элемент из массива и возвращает его значение.</text:p>
        </text:list-item>
      </text:list>
      <text:p text:style-name="P1"><text:span text:style-name="Strong_20_Emphasis">Какой метод удаляет первый элемент из массива?</text:span></text:p>
      <text:list xml:id="list3042230401021807357" text:style-name="L15">
        <text:list-item>
          <text:p text:style-name="P23"><text:span text:style-name="Strong_20_Emphasis">Ответ:</text:span> Метод <text:span text:style-name="Source_20_Text">shift()</text:span> удаляет первый элемент из массива и возвращает его значение.</text:p>
        </text:list-item>
      </text:list>
      <text:p text:style-name="P1"><text:span text:style-name="Strong_20_Emphasis">Какой метод позволяет вставить элемент в начало массива?</text:span></text:p>
      <text:list xml:id="list6425791159967790080" text:style-name="L16">
        <text:list-item>
          <text:p text:style-name="P24"><text:span text:style-name="Strong_20_Emphasis">Ответ:</text:span> Метод <text:span text:style-name="Source_20_Text">unshift()</text:span> добавляет один или несколько элементов в начало <text:soft-page-break/>массива и возвращает новую длину массива.</text:p>
        </text:list-item>
      </text:list>
      <text:p text:style-name="P1"><text:span text:style-name="Strong_20_Emphasis">Результат выполнения </text:span><text:span text:style-name="Strong_20_Emphasis"><text:span text:style-name="Source_20_Text">[1, 2, 3, 4].pop()</text:span></text:span><text:span text:style-name="Strong_20_Emphasis">?</text:span></text:p>
      <text:list xml:id="list1965806969216111095" text:style-name="L17">
        <text:list-item>
          <text:p text:style-name="P25"><text:span text:style-name="Strong_20_Emphasis">Ответ:</text:span> <text:span text:style-name="Source_20_Text">4</text:span>, так как <text:span text:style-name="Source_20_Text">pop()</text:span> удаляет и возвращает последний элемент.</text:p>
        </text:list-item>
      </text:list>
      <text:p text:style-name="P1"><text:span text:style-name="Strong_20_Emphasis">Какие три параметра принимает колбек функция у метода </text:span><text:span text:style-name="Strong_20_Emphasis"><text:span text:style-name="Source_20_Text">map</text:span></text:span><text:span text:style-name="Strong_20_Emphasis">?</text:span></text:p>
      <text:list xml:id="list3574535935710743389" text:style-name="L18">
        <text:list-item>
          <text:p text:style-name="P26"><text:span text:style-name="Strong_20_Emphasis">Ответ:</text:span> Колбек-функция в методе <text:span text:style-name="Source_20_Text">map</text:span> принимает текущий элемент, индекс элемента и сам массив.</text:p>
        </text:list-item>
      </text:list>
      <text:p text:style-name="P1"><text:span text:style-name="Strong_20_Emphasis">С помощью какого метода можно реализовать поиск на проекте?</text:span></text:p>
      <text:list xml:id="list8640574137701125851" text:style-name="L19">
        <text:list-item>
          <text:p text:style-name="P27"><text:span text:style-name="Strong_20_Emphasis">Ответ:</text:span> Метод <text:span text:style-name="Source_20_Text">indexOf</text:span> или <text:span text:style-name="Source_20_Text">includes</text:span> для простого поиска, или <text:span text:style-name="Source_20_Text">find</text:span> для более сложных условий.</text:p>
        </text:list-item>
      </text:list>
      <text:p text:style-name="P1"><text:span text:style-name="Strong_20_Emphasis">Каким методом мы реализуем сортировку по убыванию цены?</text:span></text:p>
      <text:list xml:id="list4545747759156997922" text:style-name="L20">
        <text:list-item>
          <text:p text:style-name="P28"><text:span text:style-name="Strong_20_Emphasis">Ответ:</text:span> <text:span text:style-name="Source_20_Text">array.sort((a, b) =&gt; b - a);</text:span></text:p>
        </text:list-item>
      </text:list>
      <text:p text:style-name="P1"><text:span text:style-name="Strong_20_Emphasis">Как работает метод </text:span><text:span text:style-name="Strong_20_Emphasis"><text:span text:style-name="Source_20_Text">reduce</text:span></text:span><text:span text:style-name="Strong_20_Emphasis"> в JS? Что он возвращает? Какие параметры принимает?</text:span></text:p>
      <text:list xml:id="list7545355752128048935" text:style-name="L21">
        <text:list-item>
          <text:p text:style-name="P29"><text:span text:style-name="Strong_20_Emphasis">Ответ:</text:span> Метод <text:span text:style-name="Source_20_Text">reduce</text:span> применяет функцию к аккумулятору и каждому элементу массива, возвращая конечное значение аккумулятора. Он принимает функцию-редуктор, начальное значение аккумулятора и может принимать параметры: предыдущий элемент, текущий элемент, текущий индекс и сам массив.</text:p>
        </text:list-item>
      </text:list>
      <text:p text:style-name="P1"><text:span text:style-name="Strong_20_Emphasis">Какой метод позволяет найти элемент по индексу?</text:span></text:p>
      <text:list xml:id="list2041577445302100324" text:style-name="L22">
        <text:list-item>
          <text:p text:style-name="P30"><text:span text:style-name="Strong_20_Emphasis">Ответ:</text:span> <text:span text:style-name="Source_20_Text">array[index]</text:span> или метод <text:span text:style-name="Source_20_Text">find</text:span> для более сложных условий.</text:p>
        </text:list-item>
      </text:list>
      <text:p text:style-name="P1"><text:span text:style-name="Strong_20_Emphasis">Что возвращает </text:span><text:span text:style-name="Strong_20_Emphasis"><text:span text:style-name="Source_20_Text">findIndex</text:span></text:span><text:span text:style-name="Strong_20_Emphasis">, если элемента нет в массиве?</text:span></text:p>
      <text:list xml:id="list6978737554403193877" text:style-name="L23">
        <text:list-item>
          <text:p text:style-name="P31"><text:span text:style-name="Strong_20_Emphasis">Ответ:</text:span> <text:span text:style-name="Source_20_Text">-1</text:span>, если элемент не найден.</text:p>
        </text:list-item>
      </text:list>
      <text:p text:style-name="P1"><text:span text:style-name="Strong_20_Emphasis">Какой метод проверяет наличие элемента в массиве?</text:span></text:p>
      <text:list xml:id="list981423416474366715" text:style-name="L24">
        <text:list-item>
          <text:p text:style-name="P32"><text:span text:style-name="Strong_20_Emphasis">Ответ:</text:span> Метод <text:span text:style-name="Source_20_Text">includes</text:span> или <text:span text:style-name="Source_20_Text">indexOf</text:span>.</text:p>
        </text:list-item>
      </text:list>
      <text:p text:style-name="P1"><text:span text:style-name="Strong_20_Emphasis">Какой метод позволяет разбить строку на элементы массива?</text:span></text:p>
      <text:list xml:id="list1220168178261520357" text:style-name="L25">
        <text:list-item>
          <text:p text:style-name="P33"><text:span text:style-name="Strong_20_Emphasis">Ответ:</text:span> Метод <text:span text:style-name="Source_20_Text">split</text:span>.</text:p>
        </text:list-item>
      </text:list>
      <text:p text:style-name="P1"><text:span text:style-name="Strong_20_Emphasis">Какой метод позволяет склеить элементы массива в строку?</text:span></text:p>
      <text:list xml:id="list5417439886218273113" text:style-name="L26">
        <text:list-item>
          <text:p text:style-name="P34"><text:span text:style-name="Strong_20_Emphasis">Ответ:</text:span> Метод <text:span text:style-name="Source_20_Text">join</text:span>.</text:p>
        </text:list-item>
      </text:list>
      <text:p text:style-name="P1"><text:span text:style-name="Strong_20_Emphasis">Какие параметры принимает метод </text:span><text:span text:style-name="Strong_20_Emphasis"><text:span text:style-name="Source_20_Text">slice()</text:span></text:span><text:span text:style-name="Strong_20_Emphasis">?</text:span></text:p>
      <text:list xml:id="list1417533044839245831" text:style-name="L27">
        <text:list-item>
          <text:p text:style-name="P35"><text:span text:style-name="Strong_20_Emphasis">Ответ:</text:span> <text:span text:style-name="Source_20_Text">slice(start, end)</text:span>, где <text:span text:style-name="Source_20_Text">start</text:span> - начальный индекс, <text:span text:style-name="Source_20_Text">end</text:span> - конечный индекс (не включительно).</text:p>
        </text:list-item>
      </text:list>
      <text:p text:style-name="P1"><text:span text:style-name="Strong_20_Emphasis">Отличие </text:span><text:span text:style-name="Strong_20_Emphasis"><text:span text:style-name="Source_20_Text">splice</text:span></text:span><text:span text:style-name="Strong_20_Emphasis"> от </text:span><text:span text:style-name="Strong_20_Emphasis"><text:span text:style-name="Source_20_Text">slice</text:span></text:span><text:span text:style-name="Strong_20_Emphasis">?</text:span></text:p>
      <text:list xml:id="list8486596771008394677" text:style-name="L28">
        <text:list-item>
          <text:p text:style-name="P36"><text:span text:style-name="Strong_20_Emphasis">Ответ:</text:span> <text:span text:style-name="Source_20_Text">splice</text:span> изменяет исходный массив, добавляя/удаляя элементы, в то время как <text:span text:style-name="Source_20_Text">slice</text:span> возвращает новый массив, содержащий копию части исходного массива.</text:p>
        </text:list-item>
      </text:list>
      <text:p text:style-name="P1"><text:span text:style-name="Strong_20_Emphasis">Что будет если в </text:span><text:span text:style-name="Strong_20_Emphasis"><text:span text:style-name="Source_20_Text">slice</text:span></text:span><text:span text:style-name="Strong_20_Emphasis"> указать отрицательную величину?</text:span></text:p>
      <text:list xml:id="list3589401174859179187" text:style-name="L29">
        <text:list-item>
          <text:p text:style-name="P37"><text:soft-page-break/><text:span text:style-name="Strong_20_Emphasis">Ответ:</text:span> Отрицательное значение в <text:span text:style-name="Source_20_Text">slice</text:span> указывает индекс с конца массива. Например, <text:span text:style-name="Source_20_Text">array.slice(-2)</text:span> вернет последние два элемента массива.</text:p>
        </text:list-item>
      </text:list>
      <text:p text:style-name="P1"><text:span text:style-name="Strong_20_Emphasis">Какой метод позволяет перевернуть все элементы массива?</text:span></text:p>
      <text:list xml:id="list2526364130303245301" text:style-name="L30">
        <text:list-item>
          <text:p text:style-name="P38"><text:span text:style-name="Strong_20_Emphasis">Ответ:</text:span> Метод <text:span text:style-name="Source_20_Text">reverse</text:span>.</text:p>
        </text:list-item>
      </text:list>
      <text:p text:style-name="P1"><text:span text:style-name="Strong_20_Emphasis">Какой метод позволяет нам склеить два массива вместе?</text:span></text:p>
      <text:list xml:id="list2315249948309324029" text:style-name="L31">
        <text:list-item>
          <text:p text:style-name="P39"><text:span text:style-name="Strong_20_Emphasis">Ответ:</text:span> Метод <text:span text:style-name="Source_20_Text">concat</text:span>.</text:p>
        </text:list-item>
      </text:list>
      <text:p text:style-name="P1"><text:span text:style-name="Strong_20_Emphasis">Какой метод позволяет проверить удовлетворяют ли все элементы условию?</text:span></text:p>
      <text:list xml:id="list7492356887361986560" text:style-name="L32">
        <text:list-item>
          <text:p text:style-name="P40"><text:span text:style-name="Strong_20_Emphasis">Ответ:</text:span> Метод <text:span text:style-name="Source_20_Text">every</text:span>.</text:p>
        </text:list-item>
      </text:list>
      <text:p text:style-name="P1"><text:span text:style-name="Strong_20_Emphasis">Какой метод позволяет проверить удовлетворяют ли хотя бы один элемент условию?</text:span></text:p>
      <text:list xml:id="list3255675065327131345" text:style-name="L33">
        <text:list-item>
          <text:p text:style-name="P41"><text:span text:style-name="Strong_20_Emphasis">Ответ:</text:span> Метод <text:span text:style-name="Source_20_Text">some</text:span>.</text:p>
        </text:list-item>
      </text:list>
      <text:p text:style-name="P1"><text:span text:style-name="Strong_20_Emphasis">Какой метод позволяет получить элемент из массива по отрицательному числу?</text:span></text:p>
      <text:list xml:id="list5939795709966579914" text:style-name="L34">
        <text:list-item>
          <text:p text:style-name="P42"><text:span text:style-name="Strong_20_Emphasis">Ответ:</text:span> <text:span text:style-name="Source_20_Text">array[array.length - n]</text:span>, где <text:span text:style-name="Source_20_Text">n</text:span> - отрицательное число.</text:p>
        </text:list-item>
      </text:list>
      <text:p text:style-name="P1"><text:span text:style-name="Strong_20_Emphasis">Какой метод позволяет убрать вложенность массивов (массив в массиве)?</text:span></text:p>
      <text:list xml:id="list7272976335571957111" text:style-name="L35">
        <text:list-item>
          <text:p text:style-name="P43"><text:span text:style-name="Strong_20_Emphasis">Ответ:</text:span> Метод <text:span text:style-name="Source_20_Text">flat()</text:span>.</text:p>
        </text:list-item>
      </text:list>
      <text:p text:style-name="P1"><text:span text:style-name="Strong_20_Emphasis">Метод позволяющий проверить, что тип данных является массивом?</text:span></text:p>
      <text:list xml:id="list5298411745864848981" text:style-name="L36">
        <text:list-item>
          <text:p text:style-name="P44"><text:span text:style-name="Strong_20_Emphasis">Ответ:</text:span> Метод <text:span text:style-name="Source_20_Text">Array.isArray()</text:span>.</text:p>
        </text:list-item>
      </text:list>
      <text:p text:style-name="P1"><text:span text:style-name="Strong_20_Emphasis">Напиши ответы в таком виде -мой вопрос (полностью формулировка) - твой ответ</text:span></text:p>
      <text:list xml:id="list470589855137242332" text:style-name="L37">
        <text:list-item>
          <text:p text:style-name="P45"><text:span text:style-name="Strong_20_Emphasis">Что такое массив?</text:span></text:p>
          <text:list>
            <text:list-item>
              <text:p text:style-name="P48">Массив - это упорядоченная коллекция элементов, каждому из которых присвоен индекс или ключ.</text:p>
            </text:list-item>
          </text:list>
        </text:list-item>
        <text:list-item>
          <text:p text:style-name="P45"><text:span text:style-name="Strong_20_Emphasis">Какой метод удаляет последний элемент из массива?</text:span></text:p>
          <text:list>
            <text:list-item>
              <text:p text:style-name="P48">Метод <text:span text:style-name="Source_20_Text">pop()</text:span> удаляет последний элемент из массива и возвращает его значение.</text:p>
            </text:list-item>
          </text:list>
        </text:list-item>
        <text:list-item>
          <text:p text:style-name="P45"><text:span text:style-name="Strong_20_Emphasis">Как работает метод </text:span><text:span text:style-name="Source_20_Text">reduce</text:span><text:span text:style-name="Strong_20_Emphasis"> в JS? Что он возвращает? Какие параметры принимает?</text:span></text:p>
          <text:list>
            <text:list-item>
              <text:p text:style-name="P45">Метод <text:span text:style-name="Source_20_Text">reduce</text:span> применяет функцию к аккумулятору и каждому элементу массива, возвращая конечное значение аккумулятора. Он принимает функцию-редуктор, начальное значение аккумулятора и может принимать параметры: предыдущий элемент, текущий элемент, текущий индекс и сам массив.</text:p>
            </text:list-item>
          </text:list>
        </text:list-item>
      </text:list>
      <text:p text:style-name="Standard"/>
      <text:p text:style-name="Standard"/>
      <text:p text:style-name="Standard"/>
      <text:p text:style-name="P7">=======================================================================</text:p>
      <text:p text:style-name="Standard"/>
      <text:list xml:id="list8292916052769898870" text:style-name="L38">
        <text:list-item>
          <text:p text:style-name="P46"><text:span text:style-name="Strong_20_Emphasis"><text:span text:style-name="Source_20_Text">push(element1, ..., elementN)</text:span></text:span>:</text:p>
          <text:list>
            <text:list-item>
              <text:p text:style-name="P49">Добавляет один или более элементов в конец массива.</text:p>
            </text:list-item>
            <text:list-item>
              <text:p text:style-name="P49"><text:soft-page-break/>Возвращает новую длину массива.</text:p>
            </text:list-item>
          </text:list>
        </text:list-item>
        <text:list-item>
          <text:p text:style-name="P46"><text:span text:style-name="Strong_20_Emphasis"><text:span text:style-name="Source_20_Text">pop()</text:span></text:span>:</text:p>
          <text:list>
            <text:list-item>
              <text:p text:style-name="P49">Удаляет последний элемент из массива.</text:p>
            </text:list-item>
            <text:list-item>
              <text:p text:style-name="P49">Возвращает удалённый элемент.</text:p>
            </text:list-item>
          </text:list>
        </text:list-item>
        <text:list-item>
          <text:p text:style-name="P46"><text:span text:style-name="Strong_20_Emphasis"><text:span text:style-name="Source_20_Text">shift()</text:span></text:span>:</text:p>
          <text:list>
            <text:list-item>
              <text:p text:style-name="P49">Удаляет первый элемент из массива.</text:p>
            </text:list-item>
            <text:list-item>
              <text:p text:style-name="P49">Возвращает удалённый элемент.</text:p>
            </text:list-item>
          </text:list>
        </text:list-item>
        <text:list-item>
          <text:p text:style-name="P46"><text:span text:style-name="Strong_20_Emphasis"><text:span text:style-name="Source_20_Text">unshift(element1, ..., elementN)</text:span></text:span>:</text:p>
          <text:list>
            <text:list-item>
              <text:p text:style-name="P49">Добавляет один или более элементов в начало массива.</text:p>
            </text:list-item>
            <text:list-item>
              <text:p text:style-name="P49">Возвращает новую длину массива.</text:p>
            </text:list-item>
          </text:list>
        </text:list-item>
        <text:list-item>
          <text:p text:style-name="P46"><text:span text:style-name="Strong_20_Emphasis"><text:span text:style-name="Source_20_Text">concat(array1, ..., arrayN)</text:span></text:span>:</text:p>
          <text:list>
            <text:list-item>
              <text:p text:style-name="P49">Объединяет массив с одним или несколькими массивами или значениями.</text:p>
            </text:list-item>
            <text:list-item>
              <text:p text:style-name="P49">Возвращает новый массив.</text:p>
            </text:list-item>
          </text:list>
        </text:list-item>
        <text:list-item>
          <text:p text:style-name="P46"><text:span text:style-name="Strong_20_Emphasis"><text:span text:style-name="Source_20_Text">slice(start, end)</text:span></text:span>:</text:p>
          <text:list>
            <text:list-item>
              <text:p text:style-name="P49">Возвращает часть массива, начиная с индекса <text:span text:style-name="Source_20_Text">start</text:span> и заканчивая индексом <text:span text:style-name="Source_20_Text">end</text:span> (не включительно).</text:p>
            </text:list-item>
            <text:list-item>
              <text:p text:style-name="P49">Не изменяет оригинальный массив.</text:p>
            </text:list-item>
          </text:list>
        </text:list-item>
        <text:list-item>
          <text:p text:style-name="P46"><text:span text:style-name="Strong_20_Emphasis"><text:span text:style-name="Source_20_Text">splice(start, deleteCount, item1, ..., itemN)</text:span></text:span>:</text:p>
          <text:list>
            <text:list-item>
              <text:p text:style-name="P49">Изменяет содержимое массива, удаляя или заменяя существующие элементы и/или добавляя новые элементы в массив.</text:p>
            </text:list-item>
            <text:list-item>
              <text:p text:style-name="P49">Возвращает массив удалённых элементов.</text:p>
            </text:list-item>
          </text:list>
        </text:list-item>
        <text:list-item>
          <text:p text:style-name="P46"><text:span text:style-name="Strong_20_Emphasis"><text:span text:style-name="Source_20_Text">forEach(callback(currentValue, index, array), thisArg)</text:span></text:span>:</text:p>
          <text:list>
            <text:list-item>
              <text:p text:style-name="P49">Выполняет функцию обратного вызова для каждого элемента массива.</text:p>
            </text:list-item>
            <text:list-item>
              <text:p text:style-name="P49">Не создаёт новый массив.</text:p>
            </text:list-item>
          </text:list>
        </text:list-item>
        <text:list-item>
          <text:p text:style-name="P46"><text:span text:style-name="Strong_20_Emphasis"><text:span text:style-name="Source_20_Text">map(callback(currentValue, index, array), thisArg)</text:span></text:span>:</text:p>
          <text:list>
            <text:list-item>
              <text:p text:style-name="P49">Создаёт новый массив, в котором каждый элемент является результатом вызова функции обратного вызова для каждого элемента оригинального массива.</text:p>
            </text:list-item>
          </text:list>
        </text:list-item>
        <text:list-item>
          <text:p text:style-name="P46"><text:span text:style-name="Strong_20_Emphasis"><text:span text:style-name="Source_20_Text">filter(callback(element, index, array), thisArg)</text:span></text:span>:</text:p>
          <text:list>
            <text:list-item>
              <text:p text:style-name="P49">Создаёт новый массив, в который включаются только те элементы, для которых функция обратного вызова возвращает <text:span text:style-name="Source_20_Text">true</text:span>.</text:p>
            </text:list-item>
          </text:list>
        </text:list-item>
        <text:list-item>
          <text:p text:style-name="P46"><text:span text:style-name="Strong_20_Emphasis"><text:span text:style-name="Source_20_Text">reduce(callback(accumulator, currentValue, index, array), initialValue)</text:span></text:span>:</text:p>
          <text:list>
            <text:list-item>
              <text:p text:style-name="P49">Применяет функцию обратного вызова к элементам массива, сводя их к единственному значению.</text:p>
            </text:list-item>
            <text:list-item>
              <text:p text:style-name="P49"><text:span text:style-name="Source_20_Text">accumulator</text:span>: аккумулирующее значение, результат предыдущего вызова функции обратного вызова.</text:p>
            </text:list-item>
          </text:list>
        </text:list-item>
        <text:list-item>
          <text:p text:style-name="P46"><text:span text:style-name="Strong_20_Emphasis"><text:span text:style-name="Source_20_Text">every(callback(element, index, array), thisArg)</text:span></text:span>:</text:p>
          <text:list>
            <text:list-item>
              <text:p text:style-name="P49">Возвращает <text:span text:style-name="Source_20_Text">true</text:span>, если все элементы массива удовлетворяют условию, заданному функцией обратного вызова.</text:p>
            </text:list-item>
          </text:list>
        </text:list-item>
        <text:list-item>
          <text:p text:style-name="P46"><text:soft-page-break/><text:span text:style-name="Strong_20_Emphasis"><text:span text:style-name="Source_20_Text">some(callback(element, index, array), thisArg)</text:span></text:span>:</text:p>
          <text:list>
            <text:list-item>
              <text:p text:style-name="P49">Возвращает <text:span text:style-name="Source_20_Text">true</text:span>, если хотя бы один элемент массива удовлетворяет условию, заданному функцией обратного вызова.</text:p>
            </text:list-item>
          </text:list>
        </text:list-item>
        <text:list-item>
          <text:p text:style-name="P46"><text:span text:style-name="Strong_20_Emphasis"><text:span text:style-name="Source_20_Text">indexOf(searchElement, fromIndex)</text:span></text:span>:</text:p>
          <text:list>
            <text:list-item>
              <text:p text:style-name="P49">Возвращает первый индекс элемента в массиве, равного <text:span text:style-name="Source_20_Text">searchElement</text:span>, или -1, если такой элемент не найден.</text:p>
            </text:list-item>
          </text:list>
        </text:list-item>
        <text:list-item>
          <text:p text:style-name="P46"><text:span text:style-name="Strong_20_Emphasis"><text:span text:style-name="Source_20_Text">lastIndexOf(searchElement, fromIndex)</text:span></text:span>:</text:p>
          <text:list>
            <text:list-item>
              <text:p text:style-name="P46">Возвращает последний индекс элемента в массиве, равного <text:span text:style-name="Source_20_Text">searchElement</text:span>, или -1, если такой элемент не найден.</text:p>
            </text:list-item>
          </text:list>
        </text:list-item>
      </text:list>
      <text:p text:style-name="Standard"/>
      <text:p text:style-name="P7">=======================================================================</text:p>
      <text:list xml:id="list1170640672579190541" text:style-name="L39">
        <text:list-item>
          <text:p text:style-name="P47"><text:span text:style-name="Strong_20_Emphasis">push - добавляет элементы в конец массива:</text:span></text:p>
          <text:p text:style-name="P6">javascriptCopy code</text:p>
          <text:p text:style-name="P6"><text:span text:style-name="Source_20_Text">let fruits = ['apple', 'banana'];</text:span></text:p>
          <text:p text:style-name="P6"><text:span text:style-name="Source_20_Text">fruits.push('orange', 'grape');</text:span></text:p>
          <text:p text:style-name="P5"><text:span text:style-name="Source_20_Text">// fruits теперь ['apple', 'banana', 'orange', 'grape']</text:span></text:p>
        </text:list-item>
        <text:list-item>
          <text:p text:style-name="P47"><text:span text:style-name="Strong_20_Emphasis">pop - удаляет последний элемент массива:</text:span></text:p>
          <text:p text:style-name="P6">javascriptCopy code</text:p>
          <text:p text:style-name="P6"><text:span text:style-name="Source_20_Text">let lastFruit = fruits.pop();</text:span></text:p>
          <text:p text:style-name="P5"><text:span text:style-name="Source_20_Text">// lastFruit теперь 'grape', fruits теперь ['apple', 'banana', 'orange']</text:span></text:p>
        </text:list-item>
        <text:list-item>
          <text:p text:style-name="P47"><text:span text:style-name="Strong_20_Emphasis">shift - удаляет первый элемент массива:</text:span></text:p>
          <text:p text:style-name="P6">javascriptCopy code</text:p>
          <text:p text:style-name="P6"><text:span text:style-name="Source_20_Text">let firstFruit = fruits.shift();</text:span></text:p>
          <text:p text:style-name="P5"><text:span text:style-name="Source_20_Text">// firstFruit теперь 'apple', fruits теперь ['banana', 'orange']</text:span></text:p>
        </text:list-item>
        <text:list-item>
          <text:p text:style-name="P47"><text:span text:style-name="Strong_20_Emphasis">unshift - добавляет элементы в начало массива:</text:span></text:p>
          <text:p text:style-name="P6">javascriptCopy code</text:p>
          <text:p text:style-name="P6"><text:span text:style-name="Source_20_Text">fruits.unshift('kiwi', 'pear');</text:span></text:p>
          <text:p text:style-name="P5"><text:span text:style-name="Source_20_Text">// fruits теперь ['kiwi', 'pear', 'banana', 'orange']</text:span></text:p>
        </text:list-item>
        <text:list-item>
          <text:p text:style-name="P47"><text:span text:style-name="Strong_20_Emphasis">concat - объединяет массивы:</text:span></text:p>
          <text:p text:style-name="P6">javascriptCopy code</text:p>
          <text:p text:style-name="P6"><text:span text:style-name="Source_20_Text">let vegetables = ['carrot', 'broccoli'];</text:span></text:p>
          <text:p text:style-name="P6"><text:span text:style-name="Source_20_Text">let combined = fruits.concat(vegetables);</text:span></text:p>
          <text:p text:style-name="P5"><text:span text:style-name="Source_20_Text">// combined теперь ['kiwi', 'pear', 'banana', 'orange', 'carrot', 'broccoli']</text:span></text:p>
        </text:list-item>
        <text:list-item>
          <text:p text:style-name="P47"><text:span text:style-name="Strong_20_Emphasis">slice - возвращает часть массива:</text:span></text:p>
          <text:p text:style-name="P6">javascriptCopy code</text:p>
          <text:p text:style-name="P6"><text:span text:style-name="Source_20_Text">let sliced = combined.slice(1, 4);</text:span></text:p>
          <text:p text:style-name="P5"><text:span text:style-name="Source_20_Text">// sliced теперь ['pear', 'banana', 'orange']</text:span></text:p>
        </text:list-item>
        <text:list-item>
          <text:p text:style-name="P47"><text:span text:style-name="Strong_20_Emphasis">splice - изменяет содержимое массива:</text:span></text:p>
          <text:p text:style-name="P6">javascriptCopy code</text:p>
          <text:p text:style-name="P6"><text:span text:style-name="Source_20_Text">let spliced = combined.splice(2, 2, 'apple', 'grape');</text:span></text:p>
          <text:p text:style-name="P5"><text:span text:style-name="Source_20_Text">// spliced теперь ['banana', 'orange'], combined теперь ['kiwi', 'pear', 'apple', 'grape', 'carrot', 'broccoli']</text:span></text:p>
        </text:list-item>
        <text:list-item>
          <text:p text:style-name="P47"><text:soft-page-break/><text:span text:style-name="Strong_20_Emphasis">forEach - выполняет функцию для каждого элемента:</text:span></text:p>
          <text:p text:style-name="P6">javascriptCopy code</text:p>
          <text:p text:style-name="P6"><text:span text:style-name="Source_20_Text">combined.forEach(fruit =&gt; {</text:span></text:p>
          <text:p text:style-name="P6"><text:span text:style-name="Source_20_Text"><text:s text:c="2"/>console.log(fruit);</text:span></text:p>
          <text:p text:style-name="P5"><text:span text:style-name="Source_20_Text">});</text:span></text:p>
        </text:list-item>
        <text:list-item>
          <text:p text:style-name="P47"><text:span text:style-name="Strong_20_Emphasis">map - создает новый массив на основе результата вызова функции для каждого элемента:</text:span></text:p>
          <text:p text:style-name="P6">javascriptCopy code</text:p>
          <text:p text:style-name="P6"><text:span text:style-name="Source_20_Text">let lengths = combined.map(fruit =&gt; fruit.length);</text:span></text:p>
          <text:p text:style-name="P5"><text:span text:style-name="Source_20_Text">// lengths теперь [4, 4, 5, 5, 6, 8]</text:span></text:p>
        </text:list-item>
        <text:list-item>
          <text:p text:style-name="P47"><text:span text:style-name="Strong_20_Emphasis">filter - создает новый массив, включая только элементы, удовлетворяющие условию:</text:span></text:p>
          <text:p text:style-name="P6">javascriptCopy code</text:p>
          <text:p text:style-name="P6"><text:span text:style-name="Source_20_Text">let filtered = combined.filter(fruit =&gt; fruit.length &gt; 5);</text:span></text:p>
          <text:p text:style-name="P5"><text:span text:style-name="Source_20_Text">// filtered теперь ['broccoli']</text:span></text:p>
        </text:list-item>
        <text:list-item>
          <text:p text:style-name="P47"><text:span text:style-name="Strong_20_Emphasis">reduce - сводит массив к единственному значению:</text:span></text:p>
          <text:p text:style-name="P6">javascriptCopy code</text:p>
          <text:p text:style-name="P6"><text:span text:style-name="Source_20_Text">let totalLength = combined.reduce((acc, fruit) =&gt; acc + fruit.length, 0);</text:span></text:p>
          <text:p text:style-name="P5"><text:span text:style-name="Source_20_Text">// totalLength теперь 32</text:span></text:p>
        </text:list-item>
        <text:list-item>
          <text:p text:style-name="P47"><text:span text:style-name="Strong_20_Emphasis">every - проверяет, удовлетворяют ли все элементы условию:</text:span></text:p>
          <text:p text:style-name="P6">javascriptCopy code</text:p>
          <text:p text:style-name="P6"><text:span text:style-name="Source_20_Text">let allFruits = combined.every(fruit =&gt; fruit.length &gt; 2);</text:span></text:p>
          <text:p text:style-name="P5"><text:span text:style-name="Source_20_Text">// allFruits теперь true</text:span></text:p>
        </text:list-item>
        <text:list-item>
          <text:p text:style-name="P47"><text:span text:style-name="Strong_20_Emphasis">some - проверяет, удовлетворяет ли хотя бы один элемент условию:</text:span></text:p>
          <text:p text:style-name="P6">javascriptCopy code</text:p>
          <text:p text:style-name="P6"><text:span text:style-name="Source_20_Text">let someFruits = combined.some(fruit =&gt; fruit.length &gt; 6);</text:span></text:p>
          <text:p text:style-name="P5"><text:span text:style-name="Source_20_Text">// someFruits теперь true</text:span></text:p>
        </text:list-item>
        <text:list-item>
          <text:p text:style-name="P47"><text:span text:style-name="Strong_20_Emphasis">indexOf - возвращает первый индекс элемента в массиве:</text:span></text:p>
          <text:p text:style-name="P6">javascriptCopy code</text:p>
          <text:p text:style-name="P6"><text:span text:style-name="Source_20_Text">let index = combined.indexOf('banana');</text:span></text:p>
          <text:p text:style-name="P5"><text:span text:style-name="Source_20_Text">// index теперь 2</text:span></text:p>
        </text:list-item>
        <text:list-item>
          <text:p text:style-name="P47"><text:span text:style-name="Strong_20_Emphasis">lastIndexOf - возвращает последний индекс элемента в массиве:</text:span></text:p>
          <text:p text:style-name="P6">javascriptCopy code</text:p>
          <text:p text:style-name="P6"><text:span text:style-name="Source_20_Text">let lastIndex = combined.lastIndexOf('banana');</text:span></text:p>
          <text:p text:style-name="P5"><text:span text:style-name="Source_20_Text">// lastIndex теперь 2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öhne Mono" svg:font-family="'Söhne Mono', Monaco, 'Andale Mono', 'Ubuntu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2M18S</meta:editing-duration>
    <meta:editing-cycles>6</meta:editing-cycles>
    <meta:generator>OpenOffice/4.1.14$Win32 OpenOffice.org_project/4114m1$Build-9811</meta:generator>
    <dc:date>2023-11-30T17:35:13.84</dc:date>
    <meta:document-statistic meta:table-count="0" meta:image-count="0" meta:object-count="0" meta:page-count="7" meta:paragraph-count="216" meta:word-count="1561" meta:character-count="10847"/>
    <meta:user-defined meta:name="Info 1"/>
    <meta:user-defined meta:name="Info 2"/>
    <meta:user-defined meta:name="Info 3"/>
    <meta:user-defined meta:name="Info 4"/>
  </office:meta>
</office:document-meta>
</file>